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6:01:0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Copy and paste this code into a new Visual Studio project and execute it. Study the output carefully to make sure you understand the mechanism of the increment and decrement operators.</text:p>
      <text:p text:style-name="P1">int a = 0, b = 0;</text:p>
      <text:p text:style-name="P2">Console.WriteLine("Before changing their values:");</text:p>
      <text:p text:style-name="P3">Console.WriteLine($"\ta is {a}\n\tb is {b}\n-----------");</text:p>
      <text:p text:style-name="P4">Console.WriteLine("Incrementing, using postfix and prefix operators:");</text:p>
      <text:p text:style-name="P5">a++;</text:p>
      <text:p text:style-name="P6">++b;</text:p>
      <text:p text:style-name="P7">Console.WriteLine($"\ta is {a}\n\tb is {b}\n-----------");</text:p>
      <text:p text:style-name="P8">Console.WriteLine("Decrementing, using postfix and prefix operators:");</text:p>
      <text:p text:style-name="P9">a--;</text:p>
      <text:p text:style-name="P10">--b;</text:p>
      <text:p text:style-name="P11">Console.WriteLine($"\ta is {a}\n\tb is {b}\n-----------");</text:p>
      <text:p text:style-name="P12">Console.WriteLine("When combining decrementing and incrementing operators"</text:p>
      <text:p text:style-name="P13"><text:s text:c="4"/>+ " with other operations,\nit makes a difference whether you use"</text:p>
      <text:p text:style-name="P14"><text:s text:c="4"/>+ " postfix or prefix operators!");</text:p>
      <text:p text:style-name="P15">int c = a--, d = ++b;</text:p>
      <text:p text:style-name="P16">Console.WriteLine($"\ta is {a} (the decrementing took place as expected)\n"</text:p>
      <text:p text:style-name="P17"><text:s text:c="4"/>+ $"\tb is {b} <text:s text:c="1"/>(the incrementing took place as expected)\n"</text:p>
      <text:p text:style-name="P18"><text:s text:c="4"/>+ $"\tc is {c} <text:s text:c="1"/>(c got its value *before* a was decremented)\n" </text:p>
      <text:p text:style-name="P19"><text:s text:c="4"/>+ $"\td is {d} <text:s text:c="1"/>(d got its value *after* b was incremented)\n"</text:p>
      <text:p text:style-name="P20"><text:s text:c="4"/>+ $"-----------");</text:p>
      <text:h text:style-name="Heading_20_1" text:outline-level="1"><text:bookmark-start text:name="first-while-loops"/>First While Loops<text:bookmark-end text:name="first-while-loops"/></text:h>
      <text:list text:style-name="L1">
        <text:list-item>
          <text:p text:style-name="P21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21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21">Modify your previous loop, so that a new line character is displayed on the screen every time 10 asterisks have been displayed on the screen. That is, your program should display on the screen:</text:p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22:01:15Z</meta:creation-date>
    <dc:date>2021-06-03T22:01:15Z</dc:date>
    <meta:user-defined meta:name="date" meta:value-type="string">June   3, 2021 (06:01:0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